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4b4" officeooo:paragraph-rsid="001274b4"/>
    </style:style>
    <style:style style:name="P2" style:family="paragraph" style:parent-style-name="Standard">
      <style:text-properties officeooo:paragraph-rsid="001274b4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274b4" officeooo:paragraph-rsid="001274b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-Dos</text:p>
      <text:p text:style-name="Standard"/>
      <text:p text:style-name="P1">Code change:</text:p>
      <text:p text:style-name="P1"/>
      <text:p text:style-name="P1">* litterfall split (wood-fraction)</text:p>
      <text:p text:style-name="P1"/>
      <text:p text:style-name="P1">* (maybe) Prepare longer spin-up to fill explaination gap</text:p>
      <text:p text:style-name="P1"/>
      <text:p text:style-name="P1"/>
      <text:p text:style-name="P1"/>
      <text:p text:style-name="P4">Add output:</text:p>
      <text:p text:style-name="P1"/>
      <text:p text:style-name="P2">* additional comparison of natural vegetation with LPJmL results</text:p>
      <text:p text:style-name="P1">* (maybe): results from cropland stayed cropland only</text:p>
      <text:p text:style-name="P1"/>
      <text:p text:style-name="P1">* Rank uncertainty </text:p>
      <text:p text:style-name="P1"/>
      <text:p text:style-name="P1">* change reporting of stock change factors to area weighed means</text:p>
      <text:p text:style-name="P1"/>
      <text:p text:style-name="P4"/>
      <text:p text:style-name="P4">Rewriting</text:p>
      <text:p text:style-name="P1"/>
      <text:p text:style-name="P1">* add more detail to the initialzation analysis</text:p>
      <text:p text:style-name="P1"/>
      <text:p text:style-name="P1">Discuss:</text:p>
      <text:p text:style-name="Standard"/>
      <text:p text:style-name="Standard">* Argue for data versus parameter uncertainty</text:p>
      <text:p text:style-name="Standard">(whereas data error cancel out, parameter uncertainty might lead to systematic error) → discuss again with Benni</text:p>
      <text:p text:style-name="Standard"/>
      <text:p text:style-name="Standard"/>
      <text:p text:style-name="Standard"/>
      <text:p text:style-name="Standard"/>
      <text:p text:style-name="Standard">* (maybe) swift comparison to results and discuss more</text:p>
      <text:p text:style-name="Standard">* (maybe) compare SOC changes instead of SCF</text:p>
      <text:p text:style-name="Standard">* reframe tillage impact (tillage does get stronger, but still isn’t substainaly) </text:p>
      <text:p text:style-name="Standard">* add lack of data statement to no muncipal waste returning to soils</text:p>
      <text:p text:style-name="Standard">* litterfall split (wood-fraction) </text:p>
      <text:p text:style-name="Standard">* discuss deadwood pool vs. split up of litterfall</text:p>
      <text:p text:style-name="Standard">* explain in more detail the residue allometric functions</text:p>
      <text:p text:style-name="Standard">* add more detail to Tier 1 explainations (about climate and soil type, and spatial resolution of Tier 1 factors).</text:p>
      <text:p text:style-name="Standard">* ask maybe David/Mike again for proof reading?</text:p>
      <text:p text:style-name="Standard">* improve line 110</text:p>
      <text:p text:style-name="Standard">* Change citation to chapter reference</text:p>
      <text:p text:style-name="Standard">(carefully check, if this holds true for all references)</text:p>
      <text:p text:style-name="Standard"/>
      <text:p text:style-name="Standard"/>
      <text:p text:style-name="Standard"/>
      <text:p text:style-name="Standard"/>
      <text:p text:style-name="Standard">* adding an example on how lu transitions work and are calcuated.</text:p>
      <text:p text:style-name="Standard">* revise script on naming (not call it steady-state method anymore)</text:p>
      <text:p text:style-name="Standard"><text:soft-page-break/>* framing of the paper (integrated assessment modeling)</text:p>
      <text:p text:style-name="Standard">* Ask @soil modelers again about understand</text:p>
      <text:p text:style-name="Standard">* adding an example on how lu transitions work and are calcuated.</text:p>
      <text:p text:style-name="Standard">* (maybe) Extent spin-up period (first test till 18[5/0]0). (Use LUH, recycle 30 years of climate, hold management data constant)</text:p>
      <text:p text:style-name="Standard">* Add table kcr2luh mapping</text:p>
      <text:p text:style-name="Standard">* Add detail in method part on area shares (ask @benni again on understand)</text:p>
      <text:p text:style-name="Standard">* explain in more detail the residue allometric functions (add units)</text:p>
      <text:p text:style-name="Standard"/>
      <text:p text:style-name="Standard">* Add LPJmL correlation plot.</text:p>
      <text:p text:style-name="Standard">* Discuss @all again, which and how data should be use for validation</text:p>
      <text:p text:style-name="Standard">* report about the bugfix here again.</text:p>
      <text:p text:style-name="Standard">* check later with validation improvement</text:p>
      <text:p text:style-name="Standard"/>
      <text:p text:style-name="Standard">* discuss again with Benni, how to tackle this.</text:p>
      <text:p text:style-name="Standard"/>
      <text:p text:style-name="Standard">Questions:</text:p>
      <text:p text:style-name="Standard">→ Is on the global scale breeding, really the most important driver of yield increase? Can IPCC not capture this trend?</text:p>
      <text:p text:style-name="Standard">→ N and root density – how to counteract these?</text:p>
      <text:p text:style-name="Standard"/>
      <text:p text:style-name="Standard">* change to Pg/Tg</text:p>
      <text:p text:style-name="Standard">* Clear language on senstivity/quantitaive statements</text:p>
      <text:p text:style-name="Standard">* Check again SoilGrids assumptions</text:p>
      <text:p text:style-name="Standard">* rephrase statement on maps</text:p>
      <text:p text:style-name="Standard">* add more README information to data repo.</text:p>
      <text:p text:style-name="Standard">* explore again color scheme for cropand maps – maps remove all area with less than 5%(?) cropland</text:p>
      <text:p text:style-name="Standard">* Rewriting results explaination</text:p>
      <text:p text:style-name="Standard">* have regional specific sequestration rates (not only gobal)</text:p>
      <text:p text:style-name="Standard"/>
      <text:p text:style-name="Standard">* Add more explaintion to intitialization analysis</text:p>
      <text:p text:style-name="Standard">* (maybe) Extent spin-up period (first test till 18[5/0]0).</text:p>
      <text:p text:style-name="Standard">(Use LUH, recycle 30 years of climate, hold management data constant)</text:p>
      <text:p text:style-name="Standard">* @all need more references to existing literature.</text:p>
      <text:p text:style-name="Standard">* (mabye) shift limitations to the nd of the discussion</text:p>
      <text:p text:style-name="Standard">* check out EU JRC LUCAS data set for validating EU</text:p>
      <text:p text:style-name="Standard">* think again about tropical SOC losses – why the are as high as before? Why their natural status shoud be already infertile (to less C inputs or soil properties?)</text:p>
      <text:p text:style-name="Standard">* rephrase (What is validation?)</text:p>
      <text:p text:style-name="Standard">* poor management on tropical soils (literature to back up this claim)</text:p>
      <text:p text:style-name="Standard">* (maybe) apply agricultural mask to compairson data</text:p>
      <text:p text:style-name="Standard">* (maybe) add mineral soil SoilGrids data </text:p>
      <text:p text:style-name="Standard">* rewrite paragraph on litterfall parameterization discussion after splitting up wood fraction</text:p>
      <text:p text:style-name="Standard">* Reframe discussion on 4per1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21:03:54.652053090</meta:creation-date>
    <meta:editing-duration>P4DT13H58M19S</meta:editing-duration>
    <meta:editing-cycles>2</meta:editing-cycles>
    <meta:generator>LibreOffice/6.0.7.3$Linux_X86_64 LibreOffice_project/00m0$Build-3</meta:generator>
    <meta:initial-creator>Kristine Karstens</meta:initial-creator>
    <dc:date>2021-04-12T11:12:24.383610737</dc:date>
    <dc:creator>Kristine Karstens</dc:creator>
    <meta:document-statistic meta:table-count="0" meta:image-count="0" meta:object-count="0" meta:page-count="2" meta:paragraph-count="64" meta:word-count="557" meta:character-count="3385" meta:non-whitespace-character-count="2885"/>
  </office:meta>
</office:document-meta>
</file>